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a933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svg:stroke-width="0.035cm" svg:stroke-color="#00a933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color="#ff0000" draw:fill="solid" draw:textarea-vertical-align="middle"/>
    </style:style>
    <style:style style:name="gr4" style:family="graphic" style:parent-style-name="objectwithoutfill">
      <style:graphic-properties svg:stroke-color="#2a6099" draw:fill="solid" draw:textarea-vertical-align="middle"/>
    </style:style>
    <style:style style:name="gr5" style:family="graphic" style:parent-style-name="objectwithoutfill">
      <style:graphic-properties svg:stroke-color="#2a6099" draw:fill="solid" draw:fill-color="#2a6099" draw:textarea-vertical-align="middle"/>
    </style:style>
    <style:style style:name="gr6" style:family="graphic" style:parent-style-name="standard">
      <style:graphic-properties svg:stroke-color="#2a6099" draw:fill="none" draw:textarea-horizontal-align="justify" draw:textarea-vertical-align="middle" draw:auto-grow-height="false" fo:min-height="0.316cm" fo:min-width="0.066cm"/>
    </style:style>
    <style:style style:name="gr7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4.75cm" fo:min-width="9.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2a6099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cm" svg:y1="5cm" svg:x2="10cm" svg:y2="5cm">
          <text:p/>
        </draw:line>
        <draw:line draw:style-name="gr1" draw:text-style-name="P1" draw:layer="layout" svg:x1="5cm" svg:y1="4cm" svg:x2="10cm" svg:y2="4cm">
          <text:p/>
        </draw:line>
        <draw:line draw:style-name="gr2" draw:text-style-name="P1" draw:layer="layout" svg:x1="5cm" svg:y1="6cm" svg:x2="10cm" svg:y2="6cm">
          <text:p/>
        </draw:line>
        <draw:line draw:style-name="gr3" draw:text-style-name="P1" draw:layer="layout" svg:x1="5.6cm" svg:y1="5.01cm" svg:x2="5.77cm" svg:y2="4.838cm">
          <text:p/>
        </draw:line>
        <draw:line draw:style-name="gr3" draw:text-style-name="P1" draw:layer="layout" svg:x1="5.897cm" svg:y1="4.709cm" svg:x2="5.791cm" svg:y2="4.816cm">
          <text:p/>
        </draw:line>
        <draw:path draw:style-name="gr3" draw:text-style-name="P1" draw:layer="layout" svg:width="0.097cm" svg:height="0.092cm" draw:transform="skewX (0.0108210413623649) rotate (0.76323248189712) translate (5.72755671391913cm 4.74854828633134cm)" svg:viewBox="0 0 98 93" svg:d="M0 93c101-2 98-93 98-93">
          <text:p/>
        </draw:path>
        <draw:path draw:style-name="gr3" draw:text-style-name="P1" draw:layer="layout" svg:width="0.088cm" svg:height="0.099cm" draw:transform="skewX (0.0101229096615671) rotate (2.35619449019234) translate (5.72683642072264cm 4.75090947251694cm)" svg:viewBox="0 0 89 100" svg:d="M0 100c91 1 89-100 89-100">
          <text:p/>
        </draw:path>
        <draw:path draw:style-name="gr3" draw:text-style-name="P1" draw:layer="layout" svg:width="0.096cm" svg:height="0.088cm" draw:transform="skewX (0.0651007810993885) rotate (-2.33664680257001) translate (5.72404191107099cm 4.75387218829308cm)" svg:viewBox="0 0 97 89" svg:d="M0 89c101 2 97-89 97-89">
          <text:p/>
        </draw:path>
        <draw:path draw:style-name="gr3" draw:text-style-name="P1" draw:layer="layout" svg:width="0.1cm" svg:height="0.086cm" draw:transform="skewX (-0.0214675497995302) rotate (0.753109572235553) translate (5.65667243591056cm 4.82395941662484cm)" svg:viewBox="0 0 101 87" svg:d="M101 87c-100 4-101-87-101-87">
          <text:p/>
        </draw:path>
        <draw:line draw:style-name="gr3" draw:text-style-name="P1" draw:layer="layout" svg:x1="5.898cm" svg:y1="4.709cm" svg:x2="6.004cm" svg:y2="4.602cm">
          <text:p/>
        </draw:line>
        <draw:line draw:style-name="gr3" draw:text-style-name="P1" draw:layer="layout" svg:x1="6.11cm" svg:y1="4.494cm" svg:x2="6.004cm" svg:y2="4.601cm">
          <text:p/>
        </draw:line>
        <draw:path draw:style-name="gr3" draw:text-style-name="P1" draw:layer="layout" svg:width="0.101cm" svg:height="0.089cm" draw:transform="rotate (0.792554013330625) translate (5.93970180824552cm 4.53838423260155cm)" svg:viewBox="0 0 102 90" svg:d="M0 90c101 1 102-90 102-90">
          <text:p/>
        </draw:path>
        <draw:path draw:style-name="gr3" draw:text-style-name="P1" draw:layer="layout" svg:width="0.089cm" svg:height="0.101cm" draw:transform="skewX (-0.0101229096615671) rotate (2.34083559277479) translate (5.93893178817276cm 4.53737007379642cm)" svg:viewBox="0 0 90 102" svg:d="M0 102c91-1 90-102 90-102">
          <text:p/>
        </draw:path>
        <draw:path draw:style-name="gr3" draw:text-style-name="P1" draw:layer="layout" svg:width="0.097cm" svg:height="0.091cm" draw:transform="skewX (0.0329867228626928) rotate (-2.36282674134992) translate (5.93887447807016cm 4.54051407900686cm)" svg:viewBox="0 0 98 92" svg:d="M0 92c101-1 98-92 98-92">
          <text:p/>
        </draw:path>
        <draw:path draw:style-name="gr3" draw:text-style-name="P1" draw:layer="layout" svg:width="0.099cm" svg:height="0.09cm" draw:transform="skewX (0.0111701072127638) rotate (0.798139066937007) translate (5.86940005153817cm 4.60910452572975cm)" svg:viewBox="0 0 100 91" svg:d="M100 91c-101 0-100-91-100-91">
          <text:p/>
        </draw:path>
        <draw:line draw:style-name="gr3" draw:text-style-name="P1" draw:layer="layout" svg:x1="6.11cm" svg:y1="4.494cm" svg:x2="6.216cm" svg:y2="4.387cm">
          <text:p/>
        </draw:line>
        <draw:line draw:style-name="gr3" draw:text-style-name="P1" draw:layer="layout" svg:x1="6.323cm" svg:y1="4.28cm" svg:x2="6.217cm" svg:y2="4.387cm">
          <text:p/>
        </draw:line>
        <draw:path draw:style-name="gr3" draw:text-style-name="P1" draw:layer="layout" svg:width="0.102cm" svg:height="0.089cm" draw:transform="skewX (-0.0109955742875642) rotate (0.792554013330625) translate (6.15173102839802cm 4.3242378039803cm)" svg:viewBox="0 0 103 90" svg:d="M0 90c101 1 103-90 103-90">
          <text:p/>
        </draw:path>
        <draw:path draw:style-name="gr3" draw:text-style-name="P1" draw:layer="layout" svg:width="0.09cm" svg:height="0.102cm" draw:transform="skewX (-0.040317105721069) rotate (2.32547669535724) translate (6.15172862106832cm 4.32459922407103cm)" svg:viewBox="0 0 91 103" svg:d="M0 103c91-2 91-103 91-103">
          <text:p/>
        </draw:path>
        <draw:path draw:style-name="gr3" draw:text-style-name="P1" draw:layer="layout" svg:width="0.101cm" svg:height="0.087cm" draw:transform="skewX (0.022165681500328) rotate (-2.32355683318005) translate (6.15201136155933cm 4.31961780259238cm)" svg:viewBox="0 0 102 88" svg:d="M0 88c101 3 102-88 102-88">
          <text:p/>
        </draw:path>
        <draw:path draw:style-name="gr3" draw:text-style-name="P1" draw:layer="layout" svg:width="0.1cm" svg:height="0.09cm" draw:transform="skewX (0.0219911485751286) rotate (0.798139066937007) translate (6.08212777958477cm 4.39424951951388cm)" svg:viewBox="0 0 101 91" svg:d="M101 91c-101 0-101-91-101-91">
          <text:p/>
        </draw:path>
        <draw:line draw:style-name="gr3" draw:text-style-name="P1" draw:layer="layout" svg:x1="6.323cm" svg:y1="4.279cm" svg:x2="6.429cm" svg:y2="4.172cm">
          <text:p/>
        </draw:line>
        <draw:line draw:style-name="gr3" draw:text-style-name="P1" draw:layer="layout" svg:x1="6.6cm" svg:y1="4cm" svg:x2="6.43cm" svg:y2="4.172cm">
          <text:p/>
        </draw:line>
        <draw:path draw:style-name="gr3" draw:text-style-name="P1" draw:layer="layout" svg:width="0.101cm" svg:height="0.091cm" draw:transform="skewX (-0.0111701072127638) rotate (0.778242313464271) translate (6.36432437957846cm 4.10744784106034cm)" svg:viewBox="0 0 102 92" svg:d="M0 92c101-1 102-92 102-92">
          <text:p/>
        </draw:path>
        <draw:path draw:style-name="gr3" draw:text-style-name="P1" draw:layer="layout" svg:width="0.088cm" svg:height="0.099cm" draw:transform="skewX (0.0101229096615672) rotate (2.35619449019234) translate (6.36501943623396cm 4.10634462685051cm)" svg:viewBox="0 0 89 100" svg:d="M0 100c91 1 89-100 89-100">
          <text:p/>
        </draw:path>
        <draw:path draw:style-name="gr3" draw:text-style-name="P1" draw:layer="layout" svg:width="0.103cm" svg:height="0.091cm" draw:transform="skewX (-0.0329867228626929) rotate (-2.36265220842472) translate (6.36864399061376cm 4.10652144075597cm)" svg:viewBox="0 0 104 92" svg:d="M0 92c101-1 104-92 104-92">
          <text:p/>
        </draw:path>
        <draw:path draw:style-name="gr3" draw:text-style-name="P1" draw:layer="layout" svg:width="0.103cm" svg:height="0.089cm" draw:transform="skewX (0.032288591161895) rotate (0.77876591223987) translate (6.29485545142189cm 4.1793945709584cm)" svg:viewBox="0 0 104 90" svg:d="M104 90c-101 1-104-90-104-90">
          <text:p/>
        </draw:path>
        <draw:line draw:style-name="gr3" draw:text-style-name="P1" draw:layer="layout" svg:x1="7.466cm" svg:y1="6.003cm" svg:x2="7.295cm" svg:y2="5.832cm">
          <text:p/>
        </draw:line>
        <draw:line draw:style-name="gr3" draw:text-style-name="P1" draw:layer="layout" svg:x1="7.166cm" svg:y1="5.704cm" svg:x2="7.273cm" svg:y2="5.811cm">
          <text:p/>
        </draw:line>
        <draw:path draw:style-name="gr3" draw:text-style-name="P1" draw:layer="layout" svg:width="0.097cm" svg:height="0.092cm" draw:transform="skewX (0.0108210413623648) rotate (2.33106174896363) translate (7.20508176475329cm 5.87452465763561cm)" svg:viewBox="0 0 98 93" svg:d="M0 93c101-2 98-93 98-93">
          <text:p/>
        </draw:path>
        <draw:path draw:style-name="gr3" draw:text-style-name="P1" draw:layer="layout" svg:width="0.088cm" svg:height="0.099cm" draw:transform="skewX (0.010122909661567) rotate (-2.35916154992074) translate (7.20744080339581cm 5.87525195343174cm)" svg:viewBox="0 0 89 100" svg:d="M0 100c91 1 89-100 89-100">
          <text:p/>
        </draw:path>
        <draw:path draw:style-name="gr3" draw:text-style-name="P1" draw:layer="layout" svg:width="0.096cm" svg:height="0.088cm" draw:transform="skewX (0.0651007810993885) rotate (-0.768817535503503) translate (7.21039521466602cm 5.87805524132451cm)" svg:viewBox="0 0 97 89" svg:d="M0 89c101 2 97-89 97-89">
          <text:p/>
        </draw:path>
        <draw:path draw:style-name="gr3" draw:text-style-name="P1" draw:layer="layout" svg:width="0.1cm" svg:height="0.086cm" draw:transform="skewX (-0.0214675497995303) rotate (2.32093883930206) translate (7.28028224553015cm 5.94563237263102cm)" svg:viewBox="0 0 101 87" svg:d="M101 87c-100 4-101-87-101-87">
          <text:p/>
        </draw:path>
        <draw:line draw:style-name="gr3" draw:text-style-name="P1" draw:layer="layout" svg:x1="7.166cm" svg:y1="5.705cm" svg:x2="7.059cm" svg:y2="5.598cm">
          <text:p/>
        </draw:line>
        <draw:line draw:style-name="gr3" draw:text-style-name="P1" draw:layer="layout" svg:x1="6.952cm" svg:y1="5.491cm" svg:x2="7.059cm" svg:y2="5.598cm">
          <text:p/>
        </draw:line>
        <draw:path draw:style-name="gr3" draw:text-style-name="P1" draw:layer="layout" svg:width="0.101cm" svg:height="0.089cm" draw:transform="rotate (2.36038328039713) translate (6.9955480823489cm 5.66175692872696cm)" svg:viewBox="0 0 102 90" svg:d="M0 90c101 1 102-90 102-90">
          <text:p/>
        </draw:path>
        <draw:path draw:style-name="gr3" draw:text-style-name="P1" draw:layer="layout" svg:width="0.089cm" svg:height="0.101cm" draw:transform="skewX (-0.0101229096615672) rotate (-2.37452044733829) translate (6.99453164331561cm 5.66252393634497cm)" svg:viewBox="0 0 90 102" svg:d="M0 102c91-1 90-102 90-102">
          <text:p/>
        </draw:path>
        <draw:path draw:style-name="gr3" draw:text-style-name="P1" draw:layer="layout" svg:width="0.097cm" svg:height="0.091cm" draw:transform="skewX (0.0329867228626929) rotate (-0.794997474283418) translate (6.99767546464478cm 5.66259057463286cm)" svg:viewBox="0 0 98 92" svg:d="M0 92c101-1 98-92 98-92">
          <text:p/>
        </draw:path>
        <draw:path draw:style-name="gr3" draw:text-style-name="P1" draw:layer="layout" svg:width="0.099cm" svg:height="0.09cm" draw:transform="skewX (0.0111701072127638) rotate (2.36596833400351) translate (7.06605947498116cm 5.73226820701162cm)" svg:viewBox="0 0 100 91" svg:d="M100 91c-101 0-100-91-100-91">
          <text:p/>
        </draw:path>
        <draw:line draw:style-name="gr3" draw:text-style-name="P1" draw:layer="layout" svg:x1="6.952cm" svg:y1="5.491cm" svg:x2="6.845cm" svg:y2="5.384cm">
          <text:p/>
        </draw:line>
        <draw:line draw:style-name="gr3" draw:text-style-name="P1" draw:layer="layout" svg:x1="6.738cm" svg:y1="5.277cm" svg:x2="6.845cm" svg:y2="5.384cm">
          <text:p/>
        </draw:line>
        <draw:path draw:style-name="gr3" draw:text-style-name="P1" draw:layer="layout" svg:width="0.102cm" svg:height="0.089cm" draw:transform="skewX (-0.0109955742875644) rotate (2.36038328039713) translate (6.78203169877725cm 5.44909325755531cm)" svg:viewBox="0 0 103 90" svg:d="M0 90c101 1 103-90 103-90">
          <text:p/>
        </draw:path>
        <draw:path draw:style-name="gr3" draw:text-style-name="P1" draw:layer="layout" svg:width="0.09cm" svg:height="0.102cm" draw:transform="skewX (-0.040317105721069) rotate (-2.38987934475584) translate (6.78239311013444cm 5.44909673722784cm)" svg:viewBox="0 0 91 103" svg:d="M0 103c91-2 91-103 91-103">
          <text:p/>
        </draw:path>
        <draw:path draw:style-name="gr3" draw:text-style-name="P1" draw:layer="layout" svg:width="0.101cm" svg:height="0.087cm" draw:transform="skewX (0.0221656815003279) rotate (-0.755727566113545) translate (6.77741254948929cm 5.448799217828cm)" svg:viewBox="0 0 102 88" svg:d="M0 88c101 3 102-88 102-88">
          <text:p/>
        </draw:path>
        <draw:path draw:style-name="gr3" draw:text-style-name="P1" draw:layer="layout" svg:width="0.1cm" svg:height="0.09cm" draw:transform="skewX (0.0219911485751286) rotate (2.36596833400351) translate (6.85183658944546cm 5.51890392863154cm)" svg:viewBox="0 0 101 91" svg:d="M101 91c-101 0-101-91-101-91">
          <text:p/>
        </draw:path>
        <draw:line draw:style-name="gr3" draw:text-style-name="P1" draw:layer="layout" svg:x1="6.738cm" svg:y1="5.278cm" svg:x2="6.631cm" svg:y2="5.171cm">
          <text:p/>
        </draw:line>
        <draw:line draw:style-name="gr3" draw:text-style-name="P1" draw:layer="layout" svg:x1="6.459cm" svg:y1="5cm" svg:x2="6.63cm" svg:y2="5.171cm">
          <text:p/>
        </draw:line>
        <draw:path draw:style-name="gr3" draw:text-style-name="P1" draw:layer="layout" svg:width="0.101cm" svg:height="0.091cm" draw:transform="skewX (-0.0111701072127637) rotate (2.34607158053078) translate (6.56587346635099cm 5.23585761432624cm)" svg:viewBox="0 0 102 92" svg:d="M0 92c101-1 102-92 102-92">
          <text:p/>
        </draw:path>
        <draw:path draw:style-name="gr3" draw:text-style-name="P1" draw:layer="layout" svg:width="0.088cm" svg:height="0.099cm" draw:transform="skewX (0.010122909661567) rotate (-2.35916154992074) translate (6.56477231926878cm 5.23515928743252cm)" svg:viewBox="0 0 89 100" svg:d="M0 100c91 1 89-100 89-100">
          <text:p/>
        </draw:path>
        <draw:path draw:style-name="gr3" draw:text-style-name="P1" draw:layer="layout" svg:width="0.103cm" svg:height="0.091cm" draw:transform="skewX (-0.0329867228626928) rotate (-0.794822941358218) translate (6.56495988664951cm 5.23153527362364cm)" svg:viewBox="0 0 104 92" svg:d="M0 92c101-1 104-92 104-92">
          <text:p/>
        </draw:path>
        <draw:path draw:style-name="gr3" draw:text-style-name="P1" draw:layer="layout" svg:width="0.103cm" svg:height="0.089cm" draw:transform="skewX (0.032288591161895) rotate (2.34659517930638) translate (6.63761376140312cm 5.3055397066318cm)" svg:viewBox="0 0 104 90" svg:d="M104 90c-101 1-104-90-104-90">
          <text:p/>
        </draw:path>
        <draw:line draw:style-name="gr3" draw:text-style-name="P1" draw:layer="measurelines" svg:x1="7.7cm" svg:y1="6.01cm" svg:x2="7.87cm" svg:y2="5.838cm">
          <text:p/>
        </draw:line>
        <draw:line draw:style-name="gr3" draw:text-style-name="P1" draw:layer="measurelines" svg:x1="7.997cm" svg:y1="5.709cm" svg:x2="7.891cm" svg:y2="5.816cm">
          <text:p/>
        </draw:line>
        <draw:path draw:style-name="gr3" draw:text-style-name="P1" draw:layer="measurelines" svg:width="0.097cm" svg:height="0.092cm" draw:transform="skewX (0.0108210413623649) rotate (0.76323248189712) translate (7.82755671391913cm 5.74854828633134cm)" svg:viewBox="0 0 98 93" svg:d="M0 93c101-2 98-93 98-93">
          <text:p/>
        </draw:path>
        <draw:path draw:style-name="gr3" draw:text-style-name="P1" draw:layer="measurelines" svg:width="0.088cm" svg:height="0.099cm" draw:transform="skewX (0.0101229096615671) rotate (2.35619449019234) translate (7.82683642072264cm 5.75090947251694cm)" svg:viewBox="0 0 89 100" svg:d="M0 100c91 1 89-100 89-100">
          <text:p/>
        </draw:path>
        <draw:path draw:style-name="gr3" draw:text-style-name="P1" draw:layer="measurelines" svg:width="0.096cm" svg:height="0.088cm" draw:transform="skewX (0.0651007810993884) rotate (-2.33664680257001) translate (7.82404191107099cm 5.75387218829308cm)" svg:viewBox="0 0 97 89" svg:d="M0 89c101 2 97-89 97-89">
          <text:p/>
        </draw:path>
        <draw:path draw:style-name="gr3" draw:text-style-name="P1" draw:layer="measurelines" svg:width="0.1cm" svg:height="0.086cm" draw:transform="skewX (-0.0214675497995304) rotate (0.753109572235553) translate (7.75667243591056cm 5.82395941662484cm)" svg:viewBox="0 0 101 87" svg:d="M101 87c-100 4-101-87-101-87">
          <text:p/>
        </draw:path>
        <draw:line draw:style-name="gr3" draw:text-style-name="P1" draw:layer="measurelines" svg:x1="7.998cm" svg:y1="5.709cm" svg:x2="8.104cm" svg:y2="5.602cm">
          <text:p/>
        </draw:line>
        <draw:line draw:style-name="gr3" draw:text-style-name="P1" draw:layer="measurelines" svg:x1="8.21cm" svg:y1="5.494cm" svg:x2="8.104cm" svg:y2="5.601cm">
          <text:p/>
        </draw:line>
        <draw:path draw:style-name="gr3" draw:text-style-name="P1" draw:layer="measurelines" svg:width="0.101cm" svg:height="0.089cm" draw:transform="rotate (0.792554013330625) translate (8.03970180824552cm 5.53838423260156cm)" svg:viewBox="0 0 102 90" svg:d="M0 90c101 1 102-90 102-90">
          <text:p/>
        </draw:path>
        <draw:path draw:style-name="gr3" draw:text-style-name="P1" draw:layer="measurelines" svg:width="0.089cm" svg:height="0.101cm" draw:transform="skewX (-0.0101229096615671) rotate (2.34083559277479) translate (8.03893178817276cm 5.53737007379642cm)" svg:viewBox="0 0 90 102" svg:d="M0 102c91-1 90-102 90-102">
          <text:p/>
        </draw:path>
        <draw:path draw:style-name="gr3" draw:text-style-name="P1" draw:layer="measurelines" svg:width="0.097cm" svg:height="0.091cm" draw:transform="skewX (0.0329867228626929) rotate (-2.36282674134992) translate (8.03887447807016cm 5.54051407900686cm)" svg:viewBox="0 0 98 92" svg:d="M0 92c101-1 98-92 98-92">
          <text:p/>
        </draw:path>
        <draw:path draw:style-name="gr3" draw:text-style-name="P1" draw:layer="measurelines" svg:width="0.099cm" svg:height="0.09cm" draw:transform="skewX (0.0111701072127638) rotate (0.798139066937007) translate (7.96940005153817cm 5.60910452572975cm)" svg:viewBox="0 0 100 91" svg:d="M100 91c-101 0-100-91-100-91">
          <text:p/>
        </draw:path>
        <draw:line draw:style-name="gr3" draw:text-style-name="P1" draw:layer="measurelines" svg:x1="8.21cm" svg:y1="5.494cm" svg:x2="8.316cm" svg:y2="5.387cm">
          <text:p/>
        </draw:line>
        <draw:line draw:style-name="gr3" draw:text-style-name="P1" draw:layer="measurelines" svg:x1="8.423cm" svg:y1="5.28cm" svg:x2="8.317cm" svg:y2="5.387cm">
          <text:p/>
        </draw:line>
        <draw:path draw:style-name="gr3" draw:text-style-name="P1" draw:layer="measurelines" svg:width="0.102cm" svg:height="0.089cm" draw:transform="skewX (-0.0109955742875643) rotate (0.792554013330625) translate (8.25173102839803cm 5.3242378039803cm)" svg:viewBox="0 0 103 90" svg:d="M0 90c101 1 103-90 103-90">
          <text:p/>
        </draw:path>
        <draw:path draw:style-name="gr3" draw:text-style-name="P1" draw:layer="measurelines" svg:width="0.09cm" svg:height="0.102cm" draw:transform="skewX (-0.040317105721069) rotate (2.32547669535724) translate (8.25172862106832cm 5.32459922407103cm)" svg:viewBox="0 0 91 103" svg:d="M0 103c91-2 91-103 91-103">
          <text:p/>
        </draw:path>
        <draw:path draw:style-name="gr3" draw:text-style-name="P1" draw:layer="measurelines" svg:width="0.101cm" svg:height="0.087cm" draw:transform="skewX (0.022165681500328) rotate (-2.32355683318005) translate (8.25201136155933cm 5.31961780259238cm)" svg:viewBox="0 0 102 88" svg:d="M0 88c101 3 102-88 102-88">
          <text:p/>
        </draw:path>
        <draw:path draw:style-name="gr3" draw:text-style-name="P1" draw:layer="measurelines" svg:width="0.1cm" svg:height="0.09cm" draw:transform="skewX (0.0219911485751286) rotate (0.798139066937007) translate (8.18212777958478cm 5.39424951951388cm)" svg:viewBox="0 0 101 91" svg:d="M101 91c-101 0-101-91-101-91">
          <text:p/>
        </draw:path>
        <draw:line draw:style-name="gr3" draw:text-style-name="P1" draw:layer="measurelines" svg:x1="8.423cm" svg:y1="5.279cm" svg:x2="8.529cm" svg:y2="5.172cm">
          <text:p/>
        </draw:line>
        <draw:line draw:style-name="gr3" draw:text-style-name="P1" draw:layer="measurelines" svg:x1="8.7cm" svg:y1="5cm" svg:x2="8.53cm" svg:y2="5.172cm">
          <text:p/>
        </draw:line>
        <draw:path draw:style-name="gr3" draw:text-style-name="P1" draw:layer="measurelines" svg:width="0.101cm" svg:height="0.091cm" draw:transform="skewX (-0.0111701072127638) rotate (0.778242313464271) translate (8.46432437957846cm 5.10744784106034cm)" svg:viewBox="0 0 102 92" svg:d="M0 92c101-1 102-92 102-92">
          <text:p/>
        </draw:path>
        <draw:path draw:style-name="gr3" draw:text-style-name="P1" draw:layer="measurelines" svg:width="0.088cm" svg:height="0.099cm" draw:transform="skewX (0.010122909661567) rotate (2.35619449019234) translate (8.46501943623396cm 5.10634462685051cm)" svg:viewBox="0 0 89 100" svg:d="M0 100c91 1 89-100 89-100">
          <text:p/>
        </draw:path>
        <draw:path draw:style-name="gr3" draw:text-style-name="P1" draw:layer="measurelines" svg:width="0.103cm" svg:height="0.091cm" draw:transform="skewX (-0.0329867228626928) rotate (-2.36265220842472) translate (8.46864399061376cm 5.10652144075597cm)" svg:viewBox="0 0 104 92" svg:d="M0 92c101-1 104-92 104-92">
          <text:p/>
        </draw:path>
        <draw:path draw:style-name="gr3" draw:text-style-name="P1" draw:layer="measurelines" svg:width="0.103cm" svg:height="0.089cm" draw:transform="skewX (0.0322885911618949) rotate (0.77876591223987) translate (8.39485545142188cm 5.1793945709584cm)" svg:viewBox="0 0 104 90" svg:d="M104 90c-101 1-104-90-104-90">
          <text:p/>
        </draw:path>
        <draw:line draw:style-name="gr3" draw:text-style-name="P1" draw:layer="measurelines" svg:x1="8.7cm" svg:y1="5.01cm" svg:x2="8.87cm" svg:y2="4.838cm">
          <text:p/>
        </draw:line>
        <draw:line draw:style-name="gr3" draw:text-style-name="P1" draw:layer="measurelines" svg:x1="8.997cm" svg:y1="4.709cm" svg:x2="8.891cm" svg:y2="4.816cm">
          <text:p/>
        </draw:line>
        <draw:path draw:style-name="gr3" draw:text-style-name="P1" draw:layer="measurelines" svg:width="0.097cm" svg:height="0.092cm" draw:transform="skewX (0.0108210413623649) rotate (0.76323248189712) translate (8.82755671391913cm 4.74854828633134cm)" svg:viewBox="0 0 98 93" svg:d="M0 93c101-2 98-93 98-93">
          <text:p/>
        </draw:path>
        <draw:path draw:style-name="gr3" draw:text-style-name="P1" draw:layer="measurelines" svg:width="0.088cm" svg:height="0.099cm" draw:transform="skewX (0.010122909661567) rotate (2.35619449019234) translate (8.82683642072264cm 4.75090947251694cm)" svg:viewBox="0 0 89 100" svg:d="M0 100c91 1 89-100 89-100">
          <text:p/>
        </draw:path>
        <draw:path draw:style-name="gr3" draw:text-style-name="P1" draw:layer="measurelines" svg:width="0.096cm" svg:height="0.088cm" draw:transform="skewX (0.0651007810993884) rotate (-2.33664680257001) translate (8.82404191107099cm 4.75387218829308cm)" svg:viewBox="0 0 97 89" svg:d="M0 89c101 2 97-89 97-89">
          <text:p/>
        </draw:path>
        <draw:path draw:style-name="gr3" draw:text-style-name="P1" draw:layer="measurelines" svg:width="0.1cm" svg:height="0.086cm" draw:transform="skewX (-0.0214675497995302) rotate (0.753109572235553) translate (8.75667243591056cm 4.82395941662484cm)" svg:viewBox="0 0 101 87" svg:d="M101 87c-100 4-101-87-101-87">
          <text:p/>
        </draw:path>
        <draw:line draw:style-name="gr3" draw:text-style-name="P1" draw:layer="measurelines" svg:x1="8.998cm" svg:y1="4.709cm" svg:x2="9.104cm" svg:y2="4.602cm">
          <text:p/>
        </draw:line>
        <draw:line draw:style-name="gr3" draw:text-style-name="P1" draw:layer="measurelines" svg:x1="9.21cm" svg:y1="4.494cm" svg:x2="9.104cm" svg:y2="4.601cm">
          <text:p/>
        </draw:line>
        <draw:path draw:style-name="gr3" draw:text-style-name="P1" draw:layer="measurelines" svg:width="0.101cm" svg:height="0.089cm" draw:transform="rotate (0.792554013330625) translate (9.03970180824552cm 4.53838423260155cm)" svg:viewBox="0 0 102 90" svg:d="M0 90c101 1 102-90 102-90">
          <text:p/>
        </draw:path>
        <draw:path draw:style-name="gr3" draw:text-style-name="P1" draw:layer="measurelines" svg:width="0.089cm" svg:height="0.101cm" draw:transform="skewX (-0.0101229096615672) rotate (2.34083559277479) translate (9.03893178817276cm 4.53737007379642cm)" svg:viewBox="0 0 90 102" svg:d="M0 102c91-1 90-102 90-102">
          <text:p/>
        </draw:path>
        <draw:path draw:style-name="gr3" draw:text-style-name="P1" draw:layer="measurelines" svg:width="0.097cm" svg:height="0.091cm" draw:transform="skewX (0.0329867228626929) rotate (-2.36282674134992) translate (9.03887447807016cm 4.54051407900686cm)" svg:viewBox="0 0 98 92" svg:d="M0 92c101-1 98-92 98-92">
          <text:p/>
        </draw:path>
        <draw:path draw:style-name="gr3" draw:text-style-name="P1" draw:layer="measurelines" svg:width="0.099cm" svg:height="0.09cm" draw:transform="skewX (0.0111701072127638) rotate (0.798139066937007) translate (8.96940005153817cm 4.60910452572975cm)" svg:viewBox="0 0 100 91" svg:d="M100 91c-101 0-100-91-100-91">
          <text:p/>
        </draw:path>
        <draw:line draw:style-name="gr3" draw:text-style-name="P1" draw:layer="measurelines" svg:x1="9.21cm" svg:y1="4.494cm" svg:x2="9.316cm" svg:y2="4.387cm">
          <text:p/>
        </draw:line>
        <draw:line draw:style-name="gr3" draw:text-style-name="P1" draw:layer="measurelines" svg:x1="9.423cm" svg:y1="4.28cm" svg:x2="9.317cm" svg:y2="4.387cm">
          <text:p/>
        </draw:line>
        <draw:path draw:style-name="gr3" draw:text-style-name="P1" draw:layer="measurelines" svg:width="0.102cm" svg:height="0.089cm" draw:transform="skewX (-0.0109955742875642) rotate (0.792554013330625) translate (9.25173102839803cm 4.3242378039803cm)" svg:viewBox="0 0 103 90" svg:d="M0 90c101 1 103-90 103-90">
          <text:p/>
        </draw:path>
        <draw:path draw:style-name="gr3" draw:text-style-name="P1" draw:layer="measurelines" svg:width="0.09cm" svg:height="0.102cm" draw:transform="skewX (-0.040317105721069) rotate (2.32547669535724) translate (9.25172862106832cm 4.32459922407104cm)" svg:viewBox="0 0 91 103" svg:d="M0 103c91-2 91-103 91-103">
          <text:p/>
        </draw:path>
        <draw:path draw:style-name="gr3" draw:text-style-name="P1" draw:layer="measurelines" svg:width="0.101cm" svg:height="0.087cm" draw:transform="skewX (0.022165681500328) rotate (-2.32355683318005) translate (9.25201136155933cm 4.31961780259238cm)" svg:viewBox="0 0 102 88" svg:d="M0 88c101 3 102-88 102-88">
          <text:p/>
        </draw:path>
        <draw:path draw:style-name="gr3" draw:text-style-name="P1" draw:layer="measurelines" svg:width="0.1cm" svg:height="0.09cm" draw:transform="skewX (0.0219911485751286) rotate (0.798139066937007) translate (9.18212777958478cm 4.39424951951388cm)" svg:viewBox="0 0 101 91" svg:d="M101 91c-101 0-101-91-101-91">
          <text:p/>
        </draw:path>
        <draw:line draw:style-name="gr3" draw:text-style-name="P1" draw:layer="measurelines" svg:x1="9.423cm" svg:y1="4.279cm" svg:x2="9.529cm" svg:y2="4.172cm">
          <text:p/>
        </draw:line>
        <draw:line draw:style-name="gr3" draw:text-style-name="P1" draw:layer="measurelines" svg:x1="9.7cm" svg:y1="4cm" svg:x2="9.53cm" svg:y2="4.172cm">
          <text:p/>
        </draw:line>
        <draw:path draw:style-name="gr3" draw:text-style-name="P1" draw:layer="measurelines" svg:width="0.101cm" svg:height="0.091cm" draw:transform="skewX (-0.0111701072127639) rotate (0.778242313464271) translate (9.46432437957846cm 4.10744784106034cm)" svg:viewBox="0 0 102 92" svg:d="M0 92c101-1 102-92 102-92">
          <text:p/>
        </draw:path>
        <draw:path draw:style-name="gr3" draw:text-style-name="P1" draw:layer="measurelines" svg:width="0.088cm" svg:height="0.099cm" draw:transform="skewX (0.010122909661567) rotate (2.35619449019234) translate (9.46501943623396cm 4.10634462685051cm)" svg:viewBox="0 0 89 100" svg:d="M0 100c91 1 89-100 89-100">
          <text:p/>
        </draw:path>
        <draw:path draw:style-name="gr3" draw:text-style-name="P1" draw:layer="measurelines" svg:width="0.103cm" svg:height="0.091cm" draw:transform="skewX (-0.0329867228626929) rotate (-2.36265220842472) translate (9.46864399061376cm 4.10652144075597cm)" svg:viewBox="0 0 104 92" svg:d="M0 92c101-1 104-92 104-92">
          <text:p/>
        </draw:path>
        <draw:path draw:style-name="gr3" draw:text-style-name="P1" draw:layer="measurelines" svg:width="0.103cm" svg:height="0.089cm" draw:transform="skewX (0.0322885911618948) rotate (0.77876591223987) translate (9.39485545142188cm 4.1793945709584cm)" svg:viewBox="0 0 104 90" svg:d="M104 90c-101 1-104-90-104-90">
          <text:p/>
        </draw:path>
        <draw:path draw:style-name="gr3" draw:text-style-name="P1" draw:layer="measurelines" svg:width="0.097cm" svg:height="0.092cm" draw:transform="skewX (0.0108210413623649) rotate (0.76323248189712) translate (8.64755671391913cm 4.92454828633134cm)" svg:viewBox="0 0 98 93" svg:d="M0 93c101-2 98-93 98-93">
          <text:p/>
        </draw:path>
        <draw:path draw:style-name="gr3" draw:text-style-name="P1" draw:layer="measurelines" svg:width="0.088cm" svg:height="0.099cm" draw:transform="skewX (0.0101229096615671) rotate (2.35619449019234) translate (8.64683642072264cm 4.92690947251694cm)" svg:viewBox="0 0 89 100" svg:d="M0 100c91 1 89-100 89-100">
          <text:p/>
        </draw:path>
        <draw:path draw:style-name="gr3" draw:text-style-name="P1" draw:layer="measurelines" svg:width="0.096cm" svg:height="0.088cm" draw:transform="skewX (0.0651007810993884) rotate (-2.33664680257001) translate (8.64404191107099cm 4.92987218829308cm)" svg:viewBox="0 0 97 89" svg:d="M0 89c101 2 97-89 97-89">
          <text:p/>
        </draw:path>
        <draw:path draw:style-name="gr3" draw:text-style-name="P1" draw:layer="measurelines" svg:width="0.1cm" svg:height="0.086cm" draw:transform="skewX (-0.0214675497995302) rotate (0.753109572235553) translate (8.57667243591056cm 4.99995941662484cm)" svg:viewBox="0 0 101 87" svg:d="M101 87c-100 4-101-87-101-87">
          <text:p/>
        </draw:path>
        <draw:line draw:style-name="gr4" draw:text-style-name="P1" draw:layer="measurelines" svg:x1="6.407cm" svg:y1="7.003cm" svg:x2="6.236cm" svg:y2="6.832cm">
          <text:p/>
        </draw:line>
        <draw:line draw:style-name="gr4" draw:text-style-name="P1" draw:layer="measurelines" svg:x1="6.107cm" svg:y1="6.704cm" svg:x2="6.214cm" svg:y2="6.811cm">
          <text:p/>
        </draw:line>
        <draw:path draw:style-name="gr4" draw:text-style-name="P1" draw:layer="measurelines" svg:width="0.097cm" svg:height="0.092cm" draw:transform="skewX (0.0108210413623648) rotate (2.33106174896363) translate (6.14608176475328cm 6.87452465763561cm)" svg:viewBox="0 0 98 93" svg:d="M0 93c101-2 98-93 98-93">
          <text:p/>
        </draw:path>
        <draw:path draw:style-name="gr4" draw:text-style-name="P1" draw:layer="measurelines" svg:width="0.088cm" svg:height="0.099cm" draw:transform="skewX (0.010122909661567) rotate (-2.35916154992074) translate (6.14844080339581cm 6.87525195343174cm)" svg:viewBox="0 0 89 100" svg:d="M0 100c91 1 89-100 89-100">
          <text:p/>
        </draw:path>
        <draw:path draw:style-name="gr4" draw:text-style-name="P1" draw:layer="measurelines" svg:width="0.096cm" svg:height="0.088cm" draw:transform="skewX (0.0651007810993885) rotate (-0.768817535503503) translate (6.15139521466602cm 6.87805524132451cm)" svg:viewBox="0 0 97 89" svg:d="M0 89c101 2 97-89 97-89">
          <text:p/>
        </draw:path>
        <draw:path draw:style-name="gr4" draw:text-style-name="P1" draw:layer="measurelines" svg:width="0.1cm" svg:height="0.086cm" draw:transform="skewX (-0.0214675497995304) rotate (2.32093883930206) translate (6.22128224553015cm 6.94563237263102cm)" svg:viewBox="0 0 101 87" svg:d="M101 87c-100 4-101-87-101-87">
          <text:p/>
        </draw:path>
        <draw:line draw:style-name="gr4" draw:text-style-name="P1" draw:layer="measurelines" svg:x1="6.107cm" svg:y1="6.705cm" svg:x2="6cm" svg:y2="6.598cm">
          <text:p/>
        </draw:line>
        <draw:line draw:style-name="gr4" draw:text-style-name="P1" draw:layer="measurelines" svg:x1="5.893cm" svg:y1="6.491cm" svg:x2="6cm" svg:y2="6.598cm">
          <text:p/>
        </draw:line>
        <draw:path draw:style-name="gr4" draw:text-style-name="P1" draw:layer="measurelines" svg:width="0.101cm" svg:height="0.089cm" draw:transform="rotate (2.36038328039713) translate (5.9365480823489cm 6.66175692872696cm)" svg:viewBox="0 0 102 90" svg:d="M0 90c101 1 102-90 102-90">
          <text:p/>
        </draw:path>
        <draw:path draw:style-name="gr4" draw:text-style-name="P1" draw:layer="measurelines" svg:width="0.089cm" svg:height="0.101cm" draw:transform="skewX (-0.0101229096615672) rotate (-2.37452044733829) translate (5.93553164331561cm 6.66252393634497cm)" svg:viewBox="0 0 90 102" svg:d="M0 102c91-1 90-102 90-102">
          <text:p/>
        </draw:path>
        <draw:path draw:style-name="gr4" draw:text-style-name="P1" draw:layer="measurelines" svg:width="0.097cm" svg:height="0.091cm" draw:transform="skewX (0.0329867228626928) rotate (-0.794997474283418) translate (5.93867546464478cm 6.66259057463286cm)" svg:viewBox="0 0 98 92" svg:d="M0 92c101-1 98-92 98-92">
          <text:p/>
        </draw:path>
        <draw:path draw:style-name="gr4" draw:text-style-name="P1" draw:layer="measurelines" svg:width="0.099cm" svg:height="0.09cm" draw:transform="skewX (0.0111701072127638) rotate (2.36596833400351) translate (6.00705947498116cm 6.73226820701162cm)" svg:viewBox="0 0 100 91" svg:d="M100 91c-101 0-100-91-100-91">
          <text:p/>
        </draw:path>
        <draw:line draw:style-name="gr4" draw:text-style-name="P1" draw:layer="measurelines" svg:x1="5.893cm" svg:y1="6.491cm" svg:x2="5.786cm" svg:y2="6.384cm">
          <text:p/>
        </draw:line>
        <draw:line draw:style-name="gr4" draw:text-style-name="P1" draw:layer="measurelines" svg:x1="5.679cm" svg:y1="6.277cm" svg:x2="5.786cm" svg:y2="6.384cm">
          <text:p/>
        </draw:line>
        <draw:path draw:style-name="gr4" draw:text-style-name="P1" draw:layer="measurelines" svg:width="0.102cm" svg:height="0.089cm" draw:transform="skewX (-0.0109955742875642) rotate (2.36038328039713) translate (5.72303169877725cm 6.44909325755532cm)" svg:viewBox="0 0 103 90" svg:d="M0 90c101 1 103-90 103-90">
          <text:p/>
        </draw:path>
        <draw:path draw:style-name="gr4" draw:text-style-name="P1" draw:layer="measurelines" svg:width="0.09cm" svg:height="0.102cm" draw:transform="skewX (-0.040317105721069) rotate (-2.38987934475584) translate (5.72339311013444cm 6.44909673722784cm)" svg:viewBox="0 0 91 103" svg:d="M0 103c91-2 91-103 91-103">
          <text:p/>
        </draw:path>
        <draw:path draw:style-name="gr4" draw:text-style-name="P1" draw:layer="measurelines" svg:width="0.101cm" svg:height="0.087cm" draw:transform="skewX (0.0221656815003279) rotate (-0.755727566113545) translate (5.71841254948929cm 6.448799217828cm)" svg:viewBox="0 0 102 88" svg:d="M0 88c101 3 102-88 102-88">
          <text:p/>
        </draw:path>
        <draw:path draw:style-name="gr4" draw:text-style-name="P1" draw:layer="measurelines" svg:width="0.1cm" svg:height="0.09cm" draw:transform="skewX (0.0219911485751284) rotate (2.36596833400351) translate (5.79283658944546cm 6.51890392863154cm)" svg:viewBox="0 0 101 91" svg:d="M101 91c-101 0-101-91-101-91">
          <text:p/>
        </draw:path>
        <draw:line draw:style-name="gr4" draw:text-style-name="P1" draw:layer="measurelines" svg:x1="5.679cm" svg:y1="6.278cm" svg:x2="5.572cm" svg:y2="6.171cm">
          <text:p/>
        </draw:line>
        <draw:line draw:style-name="gr4" draw:text-style-name="P1" draw:layer="measurelines" svg:x1="5.4cm" svg:y1="6cm" svg:x2="5.571cm" svg:y2="6.171cm">
          <text:p/>
        </draw:line>
        <draw:path draw:style-name="gr4" draw:text-style-name="P1" draw:layer="measurelines" svg:width="0.101cm" svg:height="0.091cm" draw:transform="skewX (-0.0111701072127639) rotate (2.34607158053078) translate (5.50687346635099cm 6.23585761432624cm)" svg:viewBox="0 0 102 92" svg:d="M0 92c101-1 102-92 102-92">
          <text:p/>
        </draw:path>
        <draw:path draw:style-name="gr4" draw:text-style-name="P1" draw:layer="measurelines" svg:width="0.088cm" svg:height="0.099cm" draw:transform="skewX (0.0101229096615671) rotate (-2.35916154992074) translate (5.50577231926878cm 6.23515928743252cm)" svg:viewBox="0 0 89 100" svg:d="M0 100c91 1 89-100 89-100">
          <text:p/>
        </draw:path>
        <draw:path draw:style-name="gr4" draw:text-style-name="P1" draw:layer="measurelines" svg:width="0.103cm" svg:height="0.091cm" draw:transform="skewX (-0.0329867228626928) rotate (-0.794822941358218) translate (5.50595988664951cm 6.23153527362364cm)" svg:viewBox="0 0 104 92" svg:d="M0 92c101-1 104-92 104-92">
          <text:p/>
        </draw:path>
        <draw:path draw:style-name="gr4" draw:text-style-name="P1" draw:layer="measurelines" svg:width="0.103cm" svg:height="0.089cm" draw:transform="skewX (0.0322885911618951) rotate (2.34659517930638) translate (5.57861376140312cm 6.3055397066318cm)" svg:viewBox="0 0 104 90" svg:d="M104 90c-101 1-104-90-104-90">
          <text:p/>
        </draw:path>
        <draw:line draw:style-name="gr5" draw:text-style-name="P2" draw:layer="measurelines" svg:x1="8.203cm" svg:y1="5.998cm" svg:x2="8.032cm" svg:y2="6.169cm">
          <text:p/>
        </draw:line>
        <draw:line draw:style-name="gr5" draw:text-style-name="P2" draw:layer="measurelines" svg:x1="7.904cm" svg:y1="6.298cm" svg:x2="8.011cm" svg:y2="6.191cm">
          <text:p/>
        </draw:line>
        <draw:path draw:style-name="gr5" draw:text-style-name="P2" draw:layer="measurelines" svg:width="0.097cm" svg:height="0.092cm" draw:transform="skewX (0.0108210413623647) rotate (-2.38132723142106) translate (8.07452465763561cm 6.25891823524671cm)" svg:viewBox="0 0 98 93" svg:d="M0 93c101-2 98-93 98-93">
          <text:p/>
        </draw:path>
        <draw:path draw:style-name="gr5" draw:text-style-name="P2" draw:layer="measurelines" svg:width="0.088cm" svg:height="0.099cm" draw:transform="skewX (0.0101229096615671) rotate (-0.78836522312584) translate (8.07525195343174cm 6.25655919660419cm)" svg:viewBox="0 0 89 100" svg:d="M0 100c91 1 89-100 89-100">
          <text:p/>
        </draw:path>
        <draw:path draw:style-name="gr5" draw:text-style-name="P2" draw:layer="measurelines" svg:width="0.096cm" svg:height="0.088cm" draw:transform="skewX (0.0651007810993885) rotate (0.801978791291394) translate (8.07805524132452cm 6.25360478533398cm)" svg:viewBox="0 0 97 89" svg:d="M0 89c101 2 97-89 97-89">
          <text:p/>
        </draw:path>
        <draw:path draw:style-name="gr5" draw:text-style-name="P2" draw:layer="measurelines" svg:width="0.1cm" svg:height="0.086cm" draw:transform="skewX (-0.0214675497995303) rotate (-2.39145014108263) translate (8.14563237263102cm 6.18371775446986cm)" svg:viewBox="0 0 101 87" svg:d="M101 87c-100 4-101-87-101-87">
          <text:p/>
        </draw:path>
        <draw:line draw:style-name="gr5" draw:text-style-name="P2" draw:layer="measurelines" svg:x1="7.905cm" svg:y1="6.298cm" svg:x2="7.798cm" svg:y2="6.405cm">
          <text:p/>
        </draw:line>
        <draw:line draw:style-name="gr5" draw:text-style-name="P2" draw:layer="measurelines" svg:x1="7.691cm" svg:y1="6.512cm" svg:x2="7.798cm" svg:y2="6.405cm">
          <text:p/>
        </draw:line>
        <draw:path draw:style-name="gr5" draw:text-style-name="P2" draw:layer="measurelines" svg:width="0.101cm" svg:height="0.089cm" draw:transform="rotate (-2.35200569998756) translate (7.86175692872696cm 6.4684519176511cm)" svg:viewBox="0 0 102 90" svg:d="M0 90c101 1 102-90 102-90">
          <text:p/>
        </draw:path>
        <draw:path draw:style-name="gr5" draw:text-style-name="P2" draw:layer="measurelines" svg:width="0.089cm" svg:height="0.101cm" draw:transform="skewX (-0.0101229096615672) rotate (-0.80372412054339) translate (7.86252393634497cm 6.46946835668439cm)" svg:viewBox="0 0 90 102" svg:d="M0 102c91-1 90-102 90-102">
          <text:p/>
        </draw:path>
        <draw:path draw:style-name="gr5" draw:text-style-name="P2" draw:layer="measurelines" svg:width="0.097cm" svg:height="0.091cm" draw:transform="skewX (0.032986722862693) rotate (0.775798852511479) translate (7.86259057463287cm 6.46632453535522cm)" svg:viewBox="0 0 98 92" svg:d="M0 92c101-1 98-92 98-92">
          <text:p/>
        </draw:path>
        <draw:path draw:style-name="gr5" draw:text-style-name="P2" draw:layer="measurelines" svg:width="0.099cm" svg:height="0.09cm" draw:transform="skewX (0.0111701072127638) rotate (-2.34642064638118) translate (7.93226820701162cm 6.39794052501884cm)" svg:viewBox="0 0 100 91" svg:d="M100 91c-101 0-100-91-100-91">
          <text:p/>
        </draw:path>
        <draw:line draw:style-name="gr4" draw:text-style-name="P1" draw:layer="measurelines" svg:x1="7.691cm" svg:y1="6.512cm" svg:x2="7.584cm" svg:y2="6.619cm">
          <text:p/>
        </draw:line>
        <draw:line draw:style-name="gr4" draw:text-style-name="P1" draw:layer="measurelines" svg:x1="7.477cm" svg:y1="6.726cm" svg:x2="7.584cm" svg:y2="6.619cm">
          <text:p/>
        </draw:line>
        <draw:path draw:style-name="gr4" draw:text-style-name="P1" draw:layer="measurelines" svg:width="0.102cm" svg:height="0.089cm" draw:transform="skewX (-0.0109955742875643) rotate (-2.35200569998756) translate (7.64909325755532cm 6.68196830122275cm)" svg:viewBox="0 0 103 90" svg:d="M0 90c101 1 103-90 103-90">
          <text:p/>
        </draw:path>
        <draw:path draw:style-name="gr4" draw:text-style-name="P1" draw:layer="measurelines" svg:width="0.09cm" svg:height="0.102cm" draw:transform="skewX (-0.0403171057210691) rotate (-0.81908301796094) translate (7.64909673722785cm 6.68160688986557cm)" svg:viewBox="0 0 91 103" svg:d="M0 103c91-2 91-103 91-103">
          <text:p/>
        </draw:path>
        <draw:path draw:style-name="gr5" draw:text-style-name="P2" draw:layer="measurelines" svg:width="0.101cm" svg:height="0.087cm" draw:transform="skewX (0.022165681500328) rotate (0.815068760681352) translate (7.648799217828cm 6.68658745051071cm)" svg:viewBox="0 0 102 88" svg:d="M0 88c101 3 102-88 102-88">
          <text:p/>
        </draw:path>
        <draw:path draw:style-name="gr4" draw:text-style-name="P1" draw:layer="measurelines" svg:width="0.1cm" svg:height="0.09cm" draw:transform="skewX (0.0219911485751285) rotate (-2.34642064638118) translate (7.71890392863154cm 6.61216341055454cm)" svg:viewBox="0 0 101 91" svg:d="M101 91c-101 0-101-91-101-91">
          <text:p/>
        </draw:path>
        <draw:line draw:style-name="gr4" draw:text-style-name="P1" draw:layer="measurelines" svg:x1="7.478cm" svg:y1="6.726cm" svg:x2="7.371cm" svg:y2="6.833cm">
          <text:p/>
        </draw:line>
        <draw:line draw:style-name="gr4" draw:text-style-name="P1" draw:layer="measurelines" svg:x1="7.2cm" svg:y1="7.004cm" svg:x2="7.371cm" svg:y2="6.833cm">
          <text:p/>
        </draw:line>
        <draw:path draw:style-name="gr4" draw:text-style-name="P1" draw:layer="measurelines" svg:width="0.101cm" svg:height="0.091cm" draw:transform="skewX (-0.0111701072127638) rotate (-2.36631739985391) translate (7.43585761432624cm 6.89812653364901cm)" svg:viewBox="0 0 102 92" svg:d="M0 92c101-1 102-92 102-92">
          <text:p/>
        </draw:path>
        <draw:path draw:style-name="gr4" draw:text-style-name="P1" draw:layer="measurelines" svg:width="0.088cm" svg:height="0.099cm" draw:transform="skewX (0.0101229096615671) rotate (-0.78836522312584) translate (7.43515928743252cm 6.89922768073122cm)" svg:viewBox="0 0 89 100" svg:d="M0 100c91 1 89-100 89-100">
          <text:p/>
        </draw:path>
        <draw:path draw:style-name="gr4" draw:text-style-name="P1" draw:layer="measurelines" svg:width="0.103cm" svg:height="0.091cm" draw:transform="skewX (-0.0329867228626928) rotate (0.775973385436679) translate (7.43153527362364cm 6.89904011335049cm)" svg:viewBox="0 0 104 92" svg:d="M0 92c101-1 104-92 104-92">
          <text:p/>
        </draw:path>
        <draw:path draw:style-name="gr4" draw:text-style-name="P1" draw:layer="measurelines" svg:width="0.103cm" svg:height="0.089cm" draw:transform="skewX (0.032288591161895) rotate (-2.36579380107831) translate (7.5055397066318cm 6.82638623859689cm)" svg:viewBox="0 0 104 90" svg:d="M104 90c-101 1-104-90-104-90">
          <text:p/>
        </draw:path>
        <draw:custom-shape draw:style-name="gr6" draw:text-style-name="P3" draw:layer="measurelines" svg:width="0.8cm" svg:height="0.8cm" svg:x="6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11cm" svg:y1="7.391cm" svg:x2="11cm" svg:y2="3.391cm">
          <text:p/>
        </draw:line>
        <draw:line draw:style-name="gr7" draw:text-style-name="P1" draw:layer="measurelines" svg:x1="11cm" svg:y1="7.4cm" svg:x2="14cm" svg:y2="7.391cm">
          <text:p/>
        </draw:line>
        <draw:line draw:style-name="gr8" draw:text-style-name="P1" draw:layer="measurelines" svg:x1="12cm" svg:y1="4.391cm" svg:x2="12cm" svg:y2="7.391cm">
          <text:p/>
        </draw:line>
        <draw:path draw:style-name="gr9" draw:text-style-name="P1" draw:layer="measurelines" svg:width="0.399cm" svg:height="0.999cm" svg:x="11cm" svg:y="6.391cm" svg:viewBox="0 0 400 1000" svg:d="M0 1000c300 0 400-600 400-1000">
          <text:p/>
        </draw:path>
        <draw:path draw:style-name="gr9" draw:text-style-name="P1" draw:layer="measurelines" svg:width="1.699cm" svg:height="0.499cm" draw:transform="rotate (1.5707963267949) translate (11.4cm 6.391cm)" svg:viewBox="0 0 1700 500" svg:d="M0 0c1700 0 1700 500 1700 500">
          <text:p/>
        </draw:path>
        <draw:path draw:style-name="gr9" draw:text-style-name="P1" draw:layer="measurelines" svg:width="0.799cm" svg:height="1.399cm" svg:x="11.9cm" svg:y="4.691cm" svg:viewBox="0 0 800 1400" svg:d="M0 0c400 0 700 900 800 1400">
          <text:p/>
        </draw:path>
        <draw:path draw:style-name="gr9" draw:text-style-name="P1" draw:layer="measurelines" svg:width="1.58cm" svg:height="0.298cm" draw:transform="rotate (-0.965167076352864) translate (12.7cm 6.091cm)" svg:viewBox="0 0 1581 299" svg:d="M0 0c1018 462 1353 329 1581 0">
          <text:p/>
        </draw:path>
        <draw:path draw:style-name="gr10" draw:text-style-name="P1" draw:layer="measurelines" svg:width="3.69cm" svg:height="1.614cm" draw:transform="rotate (-1.34407805696083) translate (12.5870090495599cm 3.79605414689314cm)" svg:viewBox="0 0 3691 1615" svg:d="M0 1610c58 12 120 2 173-19 66-27 122-80 195-98 86-21 158-78 224-136 53-47 116-83 161-141 37-48 81-97 121-144 42-49 85-99 133-143 57-52 113-110 182-150 63-36 129-73 199-92 73-21 148-49 223-68 58-14 120-19 180-27 76-10 155-26 234-31 81-4 167-11 245-36 58-19 110-23 169-30 64-8 122-27 185-27 65-1 133-2 199-9 58-6 119-1 179-8 56-6 113-18 169-24 69-8 138-26 201-58 62-30 108-78 161-120 48-38 89-87 121-141l22-49 15-46-12-13">
          <text:p/>
        </draw:path>
        <draw:custom-shape draw:style-name="gr11" draw:text-style-name="P3" draw:layer="measurelines" svg:width="10cm" svg:height="5cm" svg:x="4.5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8:58:01.273705204</meta:creation-date>
    <dc:date>2020-12-22T19:42:09.249970854</dc:date>
    <meta:editing-duration>PT1M41S</meta:editing-duration>
    <meta:editing-cycles>1</meta:editing-cycles>
    <meta:document-statistic meta:object-count="161"/>
    <meta:generator>LibreOffice/6.4.7.2$Linux_X86_64 LibreOffice_project/40$Build-2</meta:generator>
  </office:meta>
</office:document-meta>
</file>